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canParserScopedProxyTests.testDefault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ParserScopedProxyTests.testNo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onentScanParserScopedProxyTests.testInterfaces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onentScanParserScopedProxyTests.testInvalidConfig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ParserScopedProxyTests.testTargetClassScopedProx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